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office:value-type="string">
            <text:p>Brad Needham, December 27, 201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9" office:value-type="currency" office:currency="USD" office:value="45.95">
            <text:p>$45.95</text:p>
          </table:table-cell>
          <table:table-cell table:style-name="ce9" table:formula="of:=[.A4]*[.E4]" office:value-type="currency" office:currency="USD" office:value="45.95">
            <text:p>$45.95</text:p>
          </table:table-cell>
          <table:table-cell table:style-name="ce3" office:value-type="string">
            <text:p>https://www.sparkfun.com/products/11061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5]*[.E5]" office:value-type="currency" office:currency="USD" office:value="5.95">
            <text:p>$5.95</text:p>
          </table:table-cell>
          <table:table-cell table:style-name="ce3" office:value-type="string">
            <text:p>https://www.sparkfun.com/products/298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9" office:value-type="currency" office:currency="USD" office:value="39.95">
            <text:p>$39.95</text:p>
          </table:table-cell>
          <table:table-cell table:style-name="ce9" table:formula="of:=[.A6]*[.E6]" office:value-type="currency" office:currency="USD" office:value="39.95">
            <text:p>$39.95</text:p>
          </table:table-cell>
          <table:table-cell table:style-name="ce3" office:value-type="string">
            <text:p><text:a xlink:href="https://www.sparkfun.com/products/12071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9" office:value-type="currency" office:currency="USD" office:value="14.95">
            <text:p>$14.95</text:p>
          </table:table-cell>
          <table:table-cell table:style-name="ce9" table:formula="of:=[.A7]*[.E7]" office:value-type="currency" office:currency="USD" office:value="14.95">
            <text:p>$14.95</text:p>
          </table:table-cell>
          <table:table-cell table:style-name="ce3" office:value-type="string">
            <text:p>https://www.sparkfun.com/products/11469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8]*[.E8]" office:value-type="currency" office:currency="USD" office:value="17.85">
            <text:p>$17.85</text:p>
          </table:table-cell>
          <table:table-cell table:style-name="ce3" office:value-type="string">
            <text:p>https://www.sparkfun.com/products/12615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9]*[.E9]" office:value-type="currency" office:currency="USD" office:value="2.5">
            <text:p>$2.50</text:p>
          </table:table-cell>
          <table:table-cell table:style-name="ce3" office:value-type="string">
            <text:p>https://www.sparkfun.com/products/8026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0]*[.E10]" office:value-type="currency" office:currency="USD" office:value="2.5">
            <text:p>$2.50</text:p>
          </table:table-cell>
          <table:table-cell table:style-name="ce3" office:value-type="string">
            <text:p>https://www.sparkfun.com/products/8022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1]*[.E11]" office:value-type="currency" office:currency="USD" office:value="2.5">
            <text:p>$2.50</text:p>
          </table:table-cell>
          <table:table-cell table:style-name="ce3" office:value-type="string">
            <text:p>https://www.sparkfun.com/products/8023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2]*[.E12]" office:value-type="currency" office:currency="USD" office:value="2.5">
            <text:p>$2.50</text:p>
          </table:table-cell>
          <table:table-cell table:style-name="ce3" office:value-type="string">
            <text:p>https://www.sparkfun.com/products/8024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9" office:value-type="currency" office:currency="USD" office:value="4.95">
            <text:p>$4.95</text:p>
          </table:table-cell>
          <table:table-cell table:style-name="ce9" table:formula="of:=[.A13]*[.E13]" office:value-type="currency" office:currency="USD" office:value="94.05">
            <text:p>$94.05</text:p>
          </table:table-cell>
          <table:table-cell table:style-name="ce3" office:value-type="string">
            <text:p>https://www.sparkfun.com/products/11015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14]*[.E14]" office:value-type="currency" office:currency="USD" office:value="12.4">
            <text:p>$12.40</text:p>
          </table:table-cell>
          <table:table-cell table:style-name="ce3" office:value-type="string">
            <text:p>http://www.lowes.com/pd_72711-1792-101543_0__?productId=3129551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9" office:value-type="currency" office:currency="USD" office:value="0.55">
            <text:p>$0.55</text:p>
          </table:table-cell>
          <table:table-cell table:style-name="ce9" table:formula="of:=[.A15]*[.E15]" office:value-type="currency" office:currency="USD" office:value="2.75">
            <text:p>$2.75</text:p>
          </table:table-cell>
          <table:table-cell table:style-name="ce3" office:value-type="string">
            <text:p>http://www.lowes.com/pd_19375-261-436500_0__?Ntt=19375&amp;UserSearch=19375&amp;productId=3040764&amp;rpp=16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9" office:value-type="currency" office:currency="USD" office:value="7">
            <text:p>$7.00</text:p>
          </table:table-cell>
          <table:table-cell table:style-name="ce9" table:formula="of:=[.A16]*[.E16]" office:value-type="currency" office:currency="USD" office:value="7">
            <text:p>$7.00</text:p>
          </table:table-cell>
          <table:table-cell table:style-name="ce3" office:value-type="string">
            <text:p>http://www.amazon.com/Sandisk-MicroSDHC-Memory-Card-Adapter/dp/B000WH6H1M/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9" office:value-type="currency" office:currency="USD" office:value="0.167">
            <text:p>$0.17</text:p>
          </table:table-cell>
          <table:table-cell table:style-name="ce9" table:formula="of:=[.A17]*[.E17]" office:value-type="currency" office:currency="USD" office:value="3.34">
            <text:p>$3.34</text:p>
          </table:table-cell>
          <table:table-cell table:style-name="ce3"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9" office:value-type="currency" office:currency="USD" office:value="0.56">
            <text:p>$0.56</text:p>
          </table:table-cell>
          <table:table-cell table:style-name="ce9" table:formula="of:=[.A18]*[.E18]" office:value-type="currency" office:currency="USD" office:value="11.2">
            <text:p>$11.2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9" office:value-type="currency" office:currency="USD" office:value="0.514">
            <text:p>$0.51</text:p>
          </table:table-cell>
          <table:table-cell table:style-name="ce9" table:formula="of:=[.A19]*[.E19]" office:value-type="currency" office:currency="USD" office:value="10.28">
            <text:p>$10.2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9" office:value-type="currency" office:currency="USD" office:value="4.49">
            <text:p>$4.49</text:p>
          </table:table-cell>
          <table:table-cell table:style-name="ce9" table:formula="of:=[.A20]*[.E20]" office:value-type="currency" office:currency="USD" office:value="4.49">
            <text:p>$4.49</text:p>
          </table:table-cell>
          <table:table-cell table:style-name="ce3" office:value-type="string">
            <text:p>http://www.amazon.com/Waxman-4720095N-Self-Stick-Blanket-Oatmeal/dp/B0016L0M2I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9" office:value-type="currency" office:currency="USD" office:value="7.15">
            <text:p>$7.15</text:p>
          </table:table-cell>
          <table:table-cell table:style-name="ce9" table:formula="of:=[.A21]*[.E21]" office:value-type="currency" office:currency="USD" office:value="7.15">
            <text:p>$7.15</text:p>
          </table:table-cell>
          <table:table-cell table:style-name="ce3" office:value-type="string">
            <text:p>http://www.lowes.com/pd_76329-47120-SGY-CT23_0__?productId=50005730</text:p>
          </table:table-cell>
          <table:table-cell office:value-type="string">
            <text:p>To tie down the solenoids. Need only 19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wood, pine, 3/4" x 1.5" x 4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22]*[.E22]" office:value-type="currency" office:currency="USD" office:value="12.4">
            <text:p>$12.40</text:p>
          </table:table-cell>
          <table:table-cell table:style-name="ce3"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6ft lengths might cause less wast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9" office:value-type="currency" office:currency="USD" office:value="4.99">
            <text:p>$4.99</text:p>
          </table:table-cell>
          <table:table-cell table:style-name="ce9" table:formula="of:=[.A23]*[.E23]" office:value-type="currency" office:currency="USD" office:value="9.98">
            <text:p>$9.98</text:p>
          </table:table-cell>
          <table:table-cell table:style-name="ce3" office:value-type="string">
            <text:p>http://www.amazon.com/Install-Bay-Heat-Shrink-Tubing/dp/B0053PYF62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4]*[.E24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miscellaneous deck screws, glue, solder</text:p>
          </table:table-cell>
          <table:table-cell table:style-name="ce3"/>
          <table:table-cell table:style-name="ce8"/>
          <table:table-cell table:style-name="ce9"/>
          <table:table-cell table:style-name="ce9" table:formula="of:=[.A25]*[.E25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molex connectors.</text:p>
          </table:table-cell>
          <table:table-cell table:style-name="ce3"/>
          <table:table-cell table:style-name="ce7"/>
          <table:table-cell table:style-name="ce9"/>
          <table:table-cell table:style-name="ce9" table:formula="of:=[.A26]*[.E26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7]*[.E27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8]*[.E28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screws, standoffs, nuts</text:p>
          </table:table-cell>
          <table:table-cell table:style-name="ce3"/>
          <table:table-cell table:style-name="ce7"/>
          <table:table-cell table:style-name="ce9"/>
          <table:table-cell table:style-name="ce9" table:formula="of:=[.A29]*[.E29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/>
          <table:table-cell table:style-name="ce3" office:value-type="string">
            <text:p>XXX wood for the platform, box, furniture, 1x1 wood to support the solenoids</text:p>
          </table:table-cell>
          <table:table-cell table:style-name="ce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SUM([.F4:.F30])" office:value-type="currency" office:currency="USD" office:value="309.69">
            <text:p>$309.69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 table:number-rows-repeated="3">
          <table:table-cell table:style-name="ce3" table:number-columns-repeated="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 table:number-rows-repeated="13">
          <table:table-cell table:number-columns-repeated="4"/>
          <table:table-cell table:style-name="ce10"/>
          <table:table-cell table:style-name="ce9"/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12/27/2014</text:date>, <text:time>23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M23S</meta:editing-duration>
    <meta:editing-cycles>23</meta:editing-cycles>
    <meta:generator>OpenOffice.org/3.4$Win32 OpenOffice.org_project/340m1$Build-9590</meta:generator>
    <dc:date>2014-12-27T23:37:54.77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